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>
      <style:paragraph-properties fo:text-align="center"/>
    </style:style>
    <style:style style:name="P7" style:parent-style-name="Standard" style:family="paragraph">
      <style:paragraph-properties fo:text-align="center"/>
    </style:style>
    <style:style style:name="T8" style:parent-style-name="Hyperlink" style:family="text">
      <style:text-properties style:use-window-font-color="true" style:text-underline-type="none"/>
    </style:style>
  </office:automatic-styles>
  <office:body>
    <office:text text:use-soft-page-breaks="true">
      <text:p text:style-name="P1">Instituição: UniSenai</text:p>
      <text:p text:style-name="Standard">Alunos: André Victor Leal, Eduardo Adão Locks e Taynara Terres da Silva</text:p>
      <text:p text:style-name="Standard">Doscente: Jorge Antonio Golle</text:p>
      <text:p text:style-name="Standard">Disciplina: Algoritmos e Programação</text:p>
      <text:p text:style-name="Standard"/>
      <text:p text:style-name="Standard"/>
      <text:p text:style-name="P2">MergeSort</text:p>
      <text:p text:style-name="Standard"/>
      <text:p text:style-name="Standard"><text:tab/>O<text:s/>MergeSort é um algoritmo de classificação, ou ordenação, eficiente e baseado no paradigma dividir e conquistar. Ele divide repetidamente a lista não ordenada em duas metades, ordena cada metade separadamente e, em seguida, mescla as duas metades ordenadas<text:s/>para obter a lista ordenada final.</text:p>
      <text:p text:style-name="Standard"/>
      <text:p text:style-name="Standard">O MergeSort funciona da seguinte forma:</text:p>
      <text:p text:style-name="Standard"/>
      <text:p text:style-name="Standard">Divisão: A lista não ordenada é dividida recursivamente em duas metades até que cada metade tenha apenas um elemento ou esteja vazia. Isso é feito dividindo a lista ao meio repetidamente.</text:p>
      <text:p text:style-name="Standard">Ordenação: Após a divisão, começa-se a mesclar as metades. Cada metade é ordenada separadamente, novamente usando o algoritmo MergeSort. A recursão continua até que todas as sublistas tenham apenas um elemento.</text:p>
      <text:p text:style-name="Standard">Mesclagem: As sublistas ordenadas são mescladas para criar sublistas maiores, até que haja apenas uma sublista que contenha todos os elementos na ordem correta. Isso é feito comparando os elementos das sublistas e os mesclando em uma nova sublista ordenada.</text:p>
      <text:p text:style-name="Standard">Retorno: Quando todas as mesclagens forem concluídas, a lista original estará completamente ordenada. A lista ordenada é então retornada como resultado.</text:p>
      <text:p text:style-name="Standard"/>
      <text:p text:style-name="Standard"><text:tab/><text:s/>Ele se torna eficiente porque divide a lista original em sublistas menores e ordena-as separadamente antes de mesclá-las. Isso garante<text:s/>que as sublistas menores já estejam ordenadas quando forem mescladas, o que facilita o processo de mesclagem. A complexidade de tempo do MergeSort é O(n log n), o que significa que seu desempenho cresce de forma bastante moderada à medida que o tamanho da<text:s/>lista aumenta. Além disso, o MergeSort é um algoritmo estável, o que significa que ele preserva a ordem relativa de elementos com chaves iguais. Isso pode ser importante em algumas situações em que a ordem original dos elementos é relevante.</text:p>
      <text:p text:style-name="Standard"/>
      <text:p text:style-name="Standard"/>
      <text:p text:style-name="Standard"/>
      <text:p text:style-name="P3">BubbleSort</text:p>
      <text:p text:style-name="P4"/>
      <text:p text:style-name="Standard"><text:line-break/></text:p>
      <text:p text:style-name="Standard"><text:tab/>O BubbleSort é um algoritmo de classificação simples e intuitivo. Ele compara repetidamente pares adjacentes de elementos na lista a ser ordenada e troca os elementos se estiverem na ordem errada. Esse processo é repetido até que toda a lista esteja ordenada.</text:p>
      <text:p text:style-name="Standard"/>
      <text:p text:style-name="Standard">Sua estrutura é montada deste jeito:</text:p>
      <text:p text:style-name="Standard"/>
      <text:p text:style-name="Standard">Comparação: O algoritmo começa comparando o primeiro par de elementos adjacentes na lista. Se eles estiverem na ordem errada (o primeiro elemento é maior que o segundo), os elementos são trocados.</text:p>
      <text:p text:style-name="Standard">Movimento:<text:s/>Em seguida, o algoritmo avança para o próximo par de elementos adjacentes e realiza a mesma comparação e troca, se necessário. Esse processo é repetido até que o último par de elementos adjacentes na lista seja comparado.</text:p>
      <text:p text:style-name="Standard"/>
      <text:p text:style-name="Standard">Iterações: Após uma iteração completa, o maior elemento da lista não ordenada "flutua" para a posição correta no final da lista. Portanto, é necessário repetir todo o processo várias vezes para garantir que todos os elementos estejam ordenados corretamente.</text:p>
      <text:p text:style-name="Standard">Conclusão: O processo de comparação e troca continua sendo repetido até que nenhuma troca seja mais necessária em uma iteração completa. Isso significa que a lista está completamente ordenada e o BubbleSort pode ser encerrado.</text:p>
      <text:p text:style-name="Standard"><text:tab/>O BubbleSort é considerado um algoritmo de classificação simples, mas sua eficiência é relativamente baixa em comparação com outros algoritmos mais avançados. Sua complexidade de tempo é O(n^2), onde n é o número de elementos na lista a ser ordenada. Isso significa que o tempo necessário para classificar a lista aumenta rapidamente à medida que o tamanho da lista aumenta.No entanto, o BubbleSort tem algumas vantagens. É fácil de entender e implementar, requer apenas uma quantidade constante de espaço adicional e é adequado para listas pequenas ou quase ordenadas, onde o número de trocas necessárias é mínimo. <text:s/></text:p>
      <text:p text:style-name="Standard"><text:s text:c="7"/></text:p>
      <text:p text:style-name="P5">Algoritmos</text:p>
      <text:p text:style-name="Standard"/>
      <text:p text:style-name="Standard">Foram desenvolvidos dois algoritmos usando o método BubbleSort e MergerSort em Portugol e em Java.</text:p>
      <text:p text:style-name="Standard"/>
      <text:p text:style-name="Standard">Segue abaixo o algoritmo em BubbleSort portugol:</text:p>
      <text:p text:style-name="Standard"/>
      <text:p text:style-name="Standard">programa</text:p>
      <text:p text:style-name="Standard">{</text:p>
      <text:p text:style-name="Standard"><text:tab/>funcao inicio()</text:p>
      <text:p text:style-name="Standard"><text:tab/>{</text:p>
      <text:p text:style-name="Standard"><text:tab/><text:tab/>real vetor[10],aux</text:p>
      <text:p text:style-name="Standard"><text:s text:c="8"/></text:p>
      <text:p text:style-name="Standard"><text:s text:c="3"/><text:tab/>para ( inteiro i = 0; i &lt; 10.0; i++) <text:s text:c="7"/>//Preenchendo os subvetores</text:p>
      <text:p text:style-name="Standard"><text:tab/><text:tab/><text:tab/>{<text:tab/></text:p>
      <text:p text:style-name="Standard"><text:s text:c="14"/>escreva("Digite um valor : <text:s/>") <text:s text:c="6"/>//Pede para o usuario inserir os dados<text:s/></text:p>
      <text:p text:style-name="Standard"><text:s text:c="20"/>leia(vetor[i])</text:p>
      <text:p text:style-name="Standard"><text:tab/><text:tab/><text:tab/>}</text:p>
      <text:p text:style-name="Standard"><text:tab/><text:tab/><text:tab/>para (inteiro i =<text:s/>0; i &lt; 10; i++) <text:s text:c="6"/>// Imprimindo o vetor desordenado</text:p>
      <text:p text:style-name="Standard"><text:tab/><text:tab/><text:tab/>{</text:p>
      <text:p text:style-name="Standard"><text:tab/><text:tab/><text:tab/><text:tab/><text:s text:c="2"/>escreva(vetor[i], " ")</text:p>
      <text:p text:style-name="Standard"><text:tab/><text:tab/><text:tab/>}</text:p>
      <text:p text:style-name="Standard"><text:tab/><text:tab/><text:tab/>escreva("\n")</text:p>
      <text:p text:style-name="Standard"><text:tab/><text:tab/><text:tab/></text:p>
      <text:p text:style-name="Standard"><text:s text:c="15"/>para (inteiro i = 9; i &gt;= 0; i--) //Aplicando o metodo Buble sort</text:p>
      <text:p text:style-name="Standard"><text:s text:c="15"/>{</text:p>
      <text:p text:style-name="Standard"><text:s text:c="15"/><text:tab/>para (inteiro n = 0; n&lt; 9<text:s/>; n ++ )</text:p>
      <text:p text:style-name="Standard"/>
      <text:p text:style-name="Standard"><text:s text:c="15"/><text:tab/>{</text:p>
      <text:p text:style-name="Standard"><text:s text:c="15"/><text:tab/><text:tab/><text:s/>se (vetor[n] &gt; vetor[n + 1]) //Comparação dos valores do vetor</text:p>
      <text:p text:style-name="Standard"><text:s text:c="15"/><text:tab/><text:tab/><text:s/>{</text:p>
      <text:p text:style-name="Standard"><text:s text:c="29"/>aux = vetor[n]</text:p>
      <text:p text:style-name="Standard"><text:s text:c="29"/>vetor[n] = vetor[n + 1]</text:p>
      <text:p text:style-name="Standard"><text:s text:c="29"/>vetor[n + 1] = aux</text:p>
      <text:p text:style-name="Standard"><text:s text:c="15"/><text:tab/><text:tab/><text:s/>}</text:p>
      <text:p text:style-name="Standard"><text:s text:c="15"/><text:tab/>}</text:p>
      <text:p text:style-name="Standard"><text:s text:c="15"/><text:tab/></text:p>
      <text:soft-page-break/>
      <text:p text:style-name="Standard"><text:s text:c="15"/>}</text:p>
      <text:p text:style-name="Standard"><text:s text:c="21"/></text:p>
      <text:p text:style-name="Standard"><text:tab/><text:tab/><text:tab/>para (inteiro i = 0; i &lt; 10.0; i++) //Imprimindo o vetor ordenado<text:s/></text:p>
      <text:p text:style-name="Standard"><text:tab/><text:tab/><text:tab/>{</text:p>
      <text:p text:style-name="Standard"><text:tab/><text:tab/><text:tab/><text:tab/>escreva(vetor[i], " ")</text:p>
      <text:p text:style-name="Standard"><text:tab/><text:tab/><text:tab/><text:s text:c="5"/></text:p>
      <text:p text:style-name="Standard"><text:s text:c="24"/>}<text:tab/></text:p>
      <text:p text:style-name="Standard"><text:tab/>}<text:s/></text:p>
      <text:p text:style-name="Standard">}</text:p>
      <text:p text:style-name="Standard"/>
      <text:p text:style-name="Standard">Algoritmo MergerSort em portugol:</text:p>
      <text:p text:style-name="Standard"/>
      <text:p text:style-name="Standard">programa</text:p>
      <text:p text:style-name="Standard">{</text:p>
      <text:p text:style-name="Standard"><text:tab/>const inteiro tamanho=10</text:p>
      <text:p text:style-name="Standard"><text:tab/><text:s/></text:p>
      <text:p text:style-name="Standard"><text:tab/><text:s text:c="4"/>funcao imprimir ( real vetor[])</text:p>
      <text:p text:style-name="Standard"><text:tab/><text:s text:c="4"/>{</text:p>
      <text:p text:style-name="Standard"><text:tab/><text:tab/>para (inteiro i = 0.0; i&lt; 10.0; i++) <text:s text:c="6"/>//Preenchendo os subvetores</text:p>
      <text:p text:style-name="Standard"><text:tab/><text:tab/><text:tab/><text:s text:c="4"/>escreva (vetor[i]," ")</text:p>
      <text:p text:style-name="Standard"><text:tab/><text:s text:c="4"/>}<text:tab/><text:s/></text:p>
      <text:p text:style-name="Standard"/>
      <text:p text:style-name="Standard"><text:tab/><text:s text:c="6"/>funcao merge_sort (real vetor[],real ini,real fim){</text:p>
      <text:p text:style-name="Standard"><text:tab/><text:s text:c="6"/><text:tab/>inteiro meio,n,a,i</text:p>
      <text:p text:style-name="Standard"><text:tab/><text:s text:c="6"/><text:tab/>real aux[10]</text:p>
      <text:p text:style-name="Standard"><text:tab/><text:s text:c="6"/><text:tab/></text:p>
      <text:p text:style-name="Standard"><text:s text:c="11"/>// faz o merge ordenando os vetores</text:p>
      <text:p text:style-name="Standard"><text:tab/><text:s text:c="6"/><text:tab/>se(ini &lt;fim)</text:p>
      <text:p text:style-name="Standard"><text:tab/><text:s text:c="6"/><text:tab/>{</text:p>
      <text:p text:style-name="Standard"><text:tab/><text:s text:c="6"/><text:tab/>meio= (ini + fim) /2 <text:s text:c="14"/>// calcula os vetores</text:p>
      <text:p text:style-name="Standard"><text:tab/><text:s text:c="6"/><text:tab/>merge_sort(vetor,ini,meio) <text:s text:c="14"/></text:p>
      <text:p text:style-name="Standard"><text:tab/><text:s text:c="6"/><text:tab/>merge_sort(vetor,meio +1,fim) <text:s text:c="13"/></text:p>
      <text:p text:style-name="Standard"/>
      <text:p text:style-name="Standard"><text:tab/><text:s text:c="6"/><text:tab/>i= ini <text:s text:c="24"/>//inico da primeira parte que termina em meio<text:s/></text:p>
      <text:p text:style-name="Standard"><text:tab/><text:s text:c="6"/><text:tab/>n=meio + 1 <text:s text:c="12"/>//inico da segunda parte que termina em fim<text:s/></text:p>
      <text:p text:style-name="Standard"><text:tab/><text:s text:c="6"/><text:tab/>a=ini</text:p>
      <text:p text:style-name="Standard"/>
      <text:p text:style-name="Standard"><text:tab/><text:s text:c="6"/><text:tab/>enquanto (i&lt;=meio e n&lt;=fim)</text:p>
      <text:p text:style-name="Standard"><text:tab/><text:s text:c="6"/><text:tab/>{</text:p>
      <text:p text:style-name="Standard"><text:tab/><text:s text:c="6"/><text:tab/><text:tab/>se (vetor[i] &lt; vetor[n]) <text:s text:c="6"/>// copia o elemento da primeira parte do vetor</text:p>
      <text:p text:style-name="Standard"><text:tab/><text:s text:c="6"/><text:tab/><text:tab/>{</text:p>
      <text:p text:style-name="Standard"><text:tab/><text:s text:c="6"/><text:tab/><text:tab/><text:tab/>aux[a] = vetor[i] <text:s/></text:p>
      <text:p text:style-name="Standard"><text:tab/><text:s text:c="6"/><text:tab/><text:tab/><text:tab/>i++</text:p>
      <text:p text:style-name="Standard"><text:tab/><text:s text:c="6"/><text:tab/><text:tab/><text:tab/>a++</text:p>
      <text:p text:style-name="Standard"><text:tab/><text:s text:c="6"/><text:tab/><text:tab/>}</text:p>
      <text:p text:style-name="Standard"><text:tab/><text:s text:c="6"/><text:tab/><text:tab/>senao</text:p>
      <text:p text:style-name="Standard"><text:tab/><text:s text:c="6"/><text:tab/><text:tab/>{</text:p>
      <text:p text:style-name="Standard"><text:tab/><text:s text:c="6"/><text:tab/><text:tab/><text:tab/>aux[a] = vetor[n] <text:s text:c="5"/>// copia o elemento da segunda parte do vetor</text:p>
      <text:p text:style-name="Standard"><text:tab/><text:s text:c="6"/><text:tab/><text:tab/><text:tab/>n++</text:p>
      <text:p text:style-name="Standard"><text:tab/><text:s text:c="6"/><text:tab/><text:tab/><text:tab/>a++</text:p>
      <text:p text:style-name="Standard"><text:tab/><text:s text:c="6"/><text:tab/><text:tab/>}</text:p>
      <text:p text:style-name="Standard"><text:tab/><text:s text:c="6"/><text:tab/>}</text:p>
      <text:p text:style-name="Standard"/>
      <text:p text:style-name="Standard"><text:tab/><text:s text:c="6"/><text:tab/>enquanto(i &lt;= meio)</text:p>
      <text:p text:style-name="Standard"><text:tab/><text:s text:c="6"/><text:tab/>{</text:p>
      <text:p text:style-name="Standard"><text:tab/><text:s text:c="6"/><text:tab/><text:tab/><text:s text:c="5"/>aux[a] = vetor[i] <text:s text:c="7"/>//copia o resto da segunda parte se foi a segunda que finalizou</text:p>
      <text:p text:style-name="Standard"><text:tab/><text:s text:c="6"/><text:tab/><text:tab/><text:tab/>i++</text:p>
      <text:p text:style-name="Standard"><text:tab/><text:s text:c="6"/><text:tab/><text:tab/><text:tab/>a++</text:p>
      <text:p text:style-name="Standard"><text:tab/><text:s text:c="6"/><text:tab/>}</text:p>
      <text:p text:style-name="Standard"><text:tab/><text:s text:c="6"/><text:tab/>enquanto (n &lt;= fim) <text:s text:c="7"/>//copia o resto da segunda parte se foi a primeira que finalizou</text:p>
      <text:p text:style-name="Standard"><text:tab/><text:s text:c="6"/><text:tab/>{</text:p>
      <text:p text:style-name="Standard"><text:tab/><text:s text:c="6"/><text:tab/><text:tab/>aux[a] = vetor[n]</text:p>
      <text:p text:style-name="Standard"><text:tab/><text:s text:c="6"/><text:tab/><text:tab/><text:tab/>n++</text:p>
      <text:p text:style-name="Standard"><text:tab/><text:s text:c="6"/><text:tab/><text:tab/><text:tab/>a++</text:p>
      <text:p text:style-name="Standard"><text:tab/><text:s text:c="6"/><text:tab/>}</text:p>
      <text:p text:style-name="Standard"><text:tab/><text:s text:c="6"/><text:tab/>para ( i= ini;i&lt;=fim ;i++) <text:s text:c="4"/>// copia os elementos já ordenados do vetor auxiliar para o vetor original</text:p>
      <text:p text:style-name="Standard"><text:tab/><text:s text:c="6"/><text:tab/>{</text:p>
      <text:p text:style-name="Standard"><text:tab/><text:s text:c="6"/><text:tab/><text:tab/>vetor[i] = aux[i]</text:p>
      <text:p text:style-name="Standard"><text:tab/><text:s text:c="6"/><text:tab/><text:tab/></text:p>
      <text:p text:style-name="Standard"><text:tab/><text:s text:c="6"/><text:tab/>}</text:p>
      <text:p text:style-name="Standard"><text:tab/><text:s text:c="6"/><text:tab/><text:tab/></text:p>
      <text:p text:style-name="Standard"><text:tab/><text:s text:c="6"/><text:tab/>}</text:p>
      <text:p text:style-name="Standard"><text:tab/><text:s text:c="6"/>}</text:p>
      <text:p text:style-name="Standard"/>
      <text:p text:style-name="Standard"><text:tab/><text:s text:c="4"/><text:tab/></text:p>
      <text:p text:style-name="Standard"><text:tab/><text:s text:c="4"/>funcao inicio(){</text:p>
      <text:p text:style-name="Standard"><text:tab/><text:s text:c="4"/><text:tab/>real vetor[tamanho]<text:s/></text:p>
      <text:p text:style-name="Standard"><text:s text:c="9"/>para (inteiro i = 0; i &lt; 10.0; i++)</text:p>
      <text:p text:style-name="Standard"><text:s text:c="9"/>{</text:p>
      <text:p text:style-name="Standard"><text:s text:c="9"/><text:tab/><text:s text:c="7"/>escreva("Digite um valor : ") <text:s text:c="6"/>// Pedindo os dados do para preencher o vetor</text:p>
      <text:p text:style-name="Standard"><text:s text:c="20"/>leia(vetor[i])</text:p>
      <text:p text:style-name="Standard"><text:s text:c="9"/>}</text:p>
      <text:p text:style-name="Standard"><text:tab/><text:s text:c="2"/><text:tab/><text:s text:c="5"/>escreva (" Vetor não ordenado :") <text:s text:c="7"/>// Imprimi o vetor não ordenado</text:p>
      <text:p text:style-name="Standard"><text:tab/><text:s text:c="2"/><text:tab/><text:s text:c="5"/>imprimir(vetor)</text:p>
      <text:p text:style-name="Standard"><text:tab/><text:s text:c="5"/><text:tab/>merge_sort (vetor,0,tamanho <text:s/>-1)</text:p>
      <text:p text:style-name="Standard"><text:tab/><text:s text:c="5"/><text:tab/>escreva (" \nVetor ordenado :") <text:s text:c="9"/>// Imprimi o vetor <text:s/>ordenado</text:p>
      <text:p text:style-name="Standard"><text:tab/><text:s text:c="5"/><text:tab/>imprimir(vetor)<text:tab/></text:p>
      <text:p text:style-name="Standard"><text:s text:c="11"/></text:p>
      <text:p text:style-name="Standard"><text:tab/>}</text:p>
      <text:p text:style-name="Standard">} <text:s/></text:p>
      <text:p text:style-name="Standard"/>
      <text:p text:style-name="Standard">Foram feitos testes em cada algoritmo em portugol :</text:p>
      <text:p text:style-name="Standard"/>
      <text:p text:style-name="Standard">Bubble Sort</text:p>
      <text:p text:style-name="Standard"/>
      <text:p text:style-name="Standard"><text:s/>1º teste :<text:s/>Números repetidos</text:p>
      <text:p text:style-name="Standard"/>
      <text:p text:style-name="Standard"><text:s/>Vetor não ordenado :</text:p>
      <text:p text:style-name="Standard"><text:s text:c="2"/>1 2 6 2 9 11 1 5 6 11<text:s/></text:p>
      <text:p text:style-name="Standard"><text:s/></text:p>
      <text:p text:style-name="Standard"><text:s text:c="2"/>Vetor ordenado :<text:s/></text:p>
      <text:soft-page-break/>
      <text:p text:style-name="Standard"><text:s/>1 1 2 2 5 6 6 9 11 11<text:s/></text:p>
      <text:p text:style-name="Standard"><text:s/></text:p>
      <text:p text:style-name="Standard">2º teste : Números negativos</text:p>
      <text:p text:style-name="Standard"/>
      <text:p text:style-name="Standard">Vetor não ordenado :</text:p>
      <text:p text:style-name="Standard"><text:s/>-1 5 -9 10 8 -26 6 -5 22 -3<text:s/></text:p>
      <text:p text:style-name="Standard"/>
      <text:p text:style-name="Standard"><text:s text:c="2"/>Vetor ordenado :<text:s/></text:p>
      <text:p text:style-name="Standard">-26 -9 -5 -3 -1 5 6 8 10 22</text:p>
      <text:p text:style-name="Standard"/>
      <text:p text:style-name="Standard"><text:s/>3 º teste<text:s/>: Números com virgula<text:s/></text:p>
      <text:p text:style-name="Standard"/>
      <text:p text:style-name="Standard">Vetor não ordenado :</text:p>
      <text:p text:style-name="Standard">-1 5 5 0 0.5 8 -10 16 22 23.5</text:p>
      <text:p text:style-name="Standard"/>
      <text:p text:style-name="Standard">Vetor ordenado :</text:p>
      <text:p text:style-name="Standard">-10 -1 0 0.5 5 5 8 16 22 23.5</text:p>
      <text:p text:style-name="Standard"/>
      <text:p text:style-name="Standard">Merge Sort<text:s/></text:p>
      <text:p text:style-name="Standard"/>
      <text:p text:style-name="Standard">1º teste : Números repetidos</text:p>
      <text:p text:style-name="Standard"/>
      <text:p text:style-name="Standard"><text:s/>Vetor não ordenado :</text:p>
      <text:p text:style-name="Standard"><text:s/>1 6 9 52 6 52 114 6 3 114</text:p>
      <text:p text:style-name="Standard"/>
      <text:p text:style-name="Standard"><text:s/>Vetor ordenado :</text:p>
      <text:p text:style-name="Standard">1 3 6 6 6 9 52 52 114<text:s/>114</text:p>
      <text:p text:style-name="Standard"/>
      <text:p text:style-name="Standard">2º teste : Números negativos</text:p>
      <text:p text:style-name="Standard"/>
      <text:p text:style-name="Standard">Vetor não ordenado :</text:p>
      <text:p text:style-name="Standard">-10 18 -8 65 32 56 -2 -8 10 63</text:p>
      <text:p text:style-name="Standard"/>
      <text:p text:style-name="Standard"><text:s/>Vetor ordenado :</text:p>
      <text:p text:style-name="Standard">-10 -8 -8 -2 10 18 32 56 63 65<text:s/></text:p>
      <text:p text:style-name="Standard"/>
      <text:p text:style-name="Standard"><text:s/>3 º teste : Números com vírgula</text:p>
      <text:p text:style-name="Standard">Vetor não ordenado :</text:p>
      <text:p text:style-name="Standard">8 5.4 -2 9.4 5 -7 14.04 1 -10 6</text:p>
      <text:p text:style-name="Standard">Vetor <text:s/>ordenado :</text:p>
      <text:p text:style-name="Standard">-10 -7 -2 1<text:s/>5 5.4 6 8 9.4 14.04</text:p>
      <text:p text:style-name="Standard"/>
      <text:p text:style-name="Standard"/>
      <text:p text:style-name="P6">Vantagens e desvantagens entre eles</text:p>
      <text:p text:style-name="P7"/>
      <text:p text:style-name="Standard"><text:tab/>O MergeSort divide a sua lista em sublistas menores, ordenando-as separadamente e, em seguida, mesclando-as para obter a lista final ordenada. Por outro lado, o BubbleSort compara e troca repetidamente pares adjacentes de elementos até que a lista esteja completamente ordenada. possuindo uma complexidade de tempo de O(n log n) sua eficiência é relativamente alta e seu desempenho cresce à medida que o tamanho da lista aumenta. O BubbleSort, por sua<text:s/>vez, possui uma complexidade de tempo de O(n^2), o que o torna menos eficiente, especialmente para listas grandes. A estabilidade também é um fato muito importante para a citado pois o MergeSort preserva<text:s/><text:soft-page-break/>a ordem relativa de elementos com chaves iguais. Isso pode ser importante em algumas situações em que a ordem original dos elementos é relevante.</text:p>
      <text:p text:style-name="Standard"><text:tab/>Já o BubbleSort é um algoritmo muito simples de entender e implementar. Não requer nenhum conhecimento avançado e é fácil de acompanhar passo a passo, embora seja geralmente menos eficiente do que o MergeSort, ele pode ser útil em alguns cenários específicos. Por exemplo, quando a lista já está quase ordenada ou contém apenas alguns elementos, o BubbleSort pode ter um desempenho aceitável.</text:p>
      <text:p text:style-name="Standard"><text:tab/>Em resumo, o MergeSort<text:s/>é geralmente mais eficiente do que o BubbleSort, mas requer uma implementação mais complexa. O BubbleSort é simples de entender e implementar, mas pode ser ineficiente para listas grandes. A escolha entre os dois algoritmos depende do tamanho da lista, do<text:s/>tempo disponível e das características específicas do problema em questão.</text:p>
      <text:p text:style-name="Standard"/>
      <text:p text:style-name="Standard"/>
      <text:p text:style-name="Standard"/>
      <text:p text:style-name="Standard">package com.mycompany.mergesort;</text:p>
      <text:p text:style-name="Standard"/>
      <text:p text:style-name="Standard">public class MergeSort {</text:p>
      <text:p text:style-name="Standard"/>
      <text:p text:style-name="Standard"><text:s text:c="4"/>public static void main(String[] args) {</text:p>
      <text:p text:style-name="Standard"/>
      <text:p text:style-name="Standard"><text:s text:c="8"/>int[] vetor = {5, 2, 9, 1, 3, 8, 6, 4, 7, 10};</text:p>
      <text:p text:style-name="Standard"/>
      <text:p text:style-name="Standard"><text:s text:c="8"/>System.out.println("Vetor antes da ordenação:");</text:p>
      <text:p text:style-name="Standard"><text:s text:c="8"/>exibirVetor(vetor);</text:p>
      <text:p text:style-name="Standard"/>
      <text:p text:style-name="Standard"><text:s text:c="8"/>mergeSort(vetor, 0, vetor.length - 1);</text:p>
      <text:p text:style-name="Standard"/>
      <text:p text:style-name="Standard"><text:s text:c="8"/>System.out.println("Vetor após a ordenação:");</text:p>
      <text:p text:style-name="Standard"><text:s text:c="8"/>exibirVetor(vetor);</text:p>
      <text:p text:style-name="Standard"><text:s text:c="4"/>}</text:p>
      <text:p text:style-name="Standard"/>
      <text:p text:style-name="Standard"><text:s text:c="4"/>public static void mergeSort(int[] vetor, int inicio, int fim) {</text:p>
      <text:p text:style-name="Standard"><text:s text:c="8"/>if (inicio &lt; fim) {</text:p>
      <text:p text:style-name="Standard"><text:s text:c="12"/>int meio = (inicio + fim) / 2;</text:p>
      <text:p text:style-name="Standard"/>
      <text:p text:style-name="Standard"><text:s text:c="12"/>mergeSort(vetor, inicio, meio); // Ordena a primeira metade do vetor</text:p>
      <text:p text:style-name="Standard"><text:s text:c="12"/>mergeSort(vetor, meio + 1, fim); // Ordena a segunda metade do vetor</text:p>
      <text:p text:style-name="Standard"/>
      <text:p text:style-name="Standard"><text:s text:c="12"/>merge(vetor, inicio, meio, fim); // Combina as duas metades ordenadas</text:p>
      <text:p text:style-name="Standard"><text:s text:c="8"/>}</text:p>
      <text:p text:style-name="Standard"><text:s text:c="4"/>}</text:p>
      <text:p text:style-name="Standard"/>
      <text:p text:style-name="Standard"><text:s text:c="4"/>public static void merge(int[] vetor, int inicio, int meio, int fim) {</text:p>
      <text:p text:style-name="Standard"><text:s text:c="8"/>int n1 = meio - inicio + 1;</text:p>
      <text:p text:style-name="Standard"><text:s text:c="8"/>int n2 = fim - meio;</text:p>
      <text:p text:style-name="Standard"/>
      <text:p text:style-name="Standard"><text:s text:c="8"/>int[] temp1 = new int[n1];</text:p>
      <text:p text:style-name="Standard"><text:s text:c="8"/>int[] temp2 = new int[n2];</text:p>
      <text:p text:style-name="Standard"/>
      <text:p text:style-name="Standard"><text:s text:c="8"/>for (int i = 0; i &lt; n1; i++) {</text:p>
      <text:p text:style-name="Standard"><text:s text:c="12"/>temp1[i] = vetor[inicio + i];</text:p>
      <text:p text:style-name="Standard"><text:s text:c="8"/>}</text:p>
      <text:p text:style-name="Standard"/>
      <text:p text:style-name="Standard"><text:s text:c="8"/>for (int j = 0; j &lt; n2; j++) {</text:p>
      <text:p text:style-name="Standard"><text:s text:c="12"/>temp2[j] = vetor[meio + 1 + j];</text:p>
      <text:p text:style-name="Standard"><text:s text:c="8"/>}</text:p>
      <text:p text:style-name="Standard"/>
      <text:p text:style-name="Standard"><text:s text:c="8"/>int i = 0, j = 0;</text:p>
      <text:p text:style-name="Standard"><text:s text:c="8"/>int k = inicio;</text:p>
      <text:p text:style-name="Standard"/>
      <text:p text:style-name="Standard"><text:s text:c="8"/>while (i &lt; n1 &amp;&amp; j &lt; n2) {</text:p>
      <text:p text:style-name="Standard"><text:s text:c="12"/>if (temp1[i] &lt;= temp2[j]) {</text:p>
      <text:p text:style-name="Standard"><text:s text:c="16"/>vetor[k] = temp1[i];</text:p>
      <text:p text:style-name="Standard"><text:s text:c="16"/>i++;</text:p>
      <text:p text:style-name="Standard"><text:s text:c="12"/>} else {</text:p>
      <text:p text:style-name="Standard"><text:s text:c="16"/>vetor[k] = temp2[j];</text:p>
      <text:p text:style-name="Standard"><text:s text:c="16"/>j++;</text:p>
      <text:p text:style-name="Standard"><text:s text:c="12"/>}</text:p>
      <text:p text:style-name="Standard"><text:s text:c="12"/>k++;</text:p>
      <text:p text:style-name="Standard"><text:s text:c="8"/>}</text:p>
      <text:p text:style-name="Standard"/>
      <text:p text:style-name="Standard"><text:s text:c="8"/>while (i &lt; n1) {</text:p>
      <text:p text:style-name="Standard"><text:s text:c="12"/>vetor[k] = temp1[i];</text:p>
      <text:p text:style-name="Standard"><text:s text:c="12"/>i++;</text:p>
      <text:p text:style-name="Standard"><text:s text:c="12"/>k++;</text:p>
      <text:p text:style-name="Standard"><text:s text:c="8"/>}</text:p>
      <text:p text:style-name="Standard"/>
      <text:p text:style-name="Standard"><text:s text:c="8"/>while (j &lt; n2) {</text:p>
      <text:p text:style-name="Standard"><text:s text:c="12"/>vetor[k] = temp2[j];</text:p>
      <text:p text:style-name="Standard"><text:s text:c="12"/>j++;</text:p>
      <text:p text:style-name="Standard"><text:s text:c="12"/>k++;</text:p>
      <text:p text:style-name="Standard"><text:s text:c="8"/>}</text:p>
      <text:p text:style-name="Standard"><text:s text:c="4"/>}</text:p>
      <text:p text:style-name="Standard"/>
      <text:p text:style-name="Standard"><text:s text:c="4"/>public static void exibirVetor(int[] vetor) {</text:p>
      <text:p text:style-name="Standard"><text:s text:c="8"/>for (int i = 0; i &lt; vetor.length; i++) {</text:p>
      <text:p text:style-name="Standard"><text:s text:c="12"/>System.out.print(vetor[i] + " ");</text:p>
      <text:p text:style-name="Standard"><text:s text:c="8"/>}</text:p>
      <text:p text:style-name="Standard"/>
      <text:p text:style-name="Standard"><text:s text:c="8"/>System.out.println();</text:p>
      <text:p text:style-name="Standard"><text:s text:c="4"/>}</text:p>
      <text:p text:style-name="Standard">}</text:p>
      <text:p text:style-name="Standard"/>
      <text:p text:style-name="Standard"/>
      <text:p text:style-name="Standard">package bubblesort;</text:p>
      <text:p text:style-name="Standard"/>
      <text:p text:style-name="Standard">public class BubbleSort {</text:p>
      <text:p text:style-name="Standard"><text:s text:c="4"/></text:p>
      <text:p text:style-name="Standard"><text:s text:c="4"/>public static void main(String[] args) { //Aqui<text:s/>é<text:s/>onde vai ficar o final com o antes e depois</text:p>
      <text:p text:style-name="Standard"><text:s text:c="8"/></text:p>
      <text:p text:style-name="Standard"><text:s text:c="8"/>int[] vetor = {5, 2, 9, 1, 3, 8, 6, 4, 7, 10}; //informei o vetor como inteiro e com os respectivos números manualmente</text:p>
      <text:p text:style-name="Standard"><text:s text:c="8"/></text:p>
      <text:p text:style-name="Standard"><text:s text:c="8"/>System.out.println("Vetor antes da ordenação:");</text:p>
      <text:soft-page-break/>
      <text:p text:style-name="Standard"><text:s text:c="8"/>exibirVetor(vetor);</text:p>
      <text:p text:style-name="Standard"><text:s text:c="8"/></text:p>
      <text:p text:style-name="Standard"><text:s text:c="8"/>bubbleSort(vetor);</text:p>
      <text:p text:style-name="Standard"><text:s text:c="8"/></text:p>
      <text:p text:style-name="Standard"><text:s text:c="8"/>System.out.println("Vetor após a ordenação:");</text:p>
      <text:p text:style-name="Standard"><text:s text:c="8"/>exibirVetor(vetor);</text:p>
      <text:p text:style-name="Standard"><text:s text:c="8"/></text:p>
      <text:p text:style-name="Standard"><text:s text:c="4"/>}</text:p>
      <text:p text:style-name="Standard"><text:s text:c="4"/></text:p>
      <text:p text:style-name="Standard"><text:s text:c="4"/>public static void bubbleSort(int[] vetor) { //Aqui<text:s/>é<text:s/>onde ele ficará<text:s/>em loop até<text:s/>ser completamente organizado</text:p>
      <text:p text:style-name="Standard"><text:s text:c="8"/>int n = vetor.length;</text:p>
      <text:p text:style-name="Standard"><text:s text:c="8"/></text:p>
      <text:p text:style-name="Standard"><text:s text:c="8"/>for (int i = 0; i &lt; n - 1; i++) { //aqui<text:s/>é<text:s/>percorrido o vetor inteiro e usamos o "i &lt; n - 1" para que ele não precise verificar o<text:s/>último número que após a primeira interação ele já<text:s/>estará<text:s/>na posição correta.</text:p>
      <text:p text:style-name="Standard"><text:s text:c="12"/>for (int j = 0; j &lt; n - i - 1; j++) { //aqui no "j &lt; n - i - 1" podemos ignorar o<text:s/>último elemento já<text:s/>ordenado e reduzir o tamanho do vetor.</text:p>
      <text:p text:style-name="Standard"><text:s text:c="16"/>if (vetor[j] &gt; vetor[j + 1]) {</text:p>
      <text:p text:style-name="Standard"><text:s text:c="20"/>int temp = vetor[j];</text:p>
      <text:p text:style-name="Standard"><text:s text:c="20"/>vetor[j] = vetor[j + 1];</text:p>
      <text:p text:style-name="Standard"><text:s text:c="20"/>vetor[j + 1] = temp;</text:p>
      <text:p text:style-name="Standard"><text:s text:c="16"/>}</text:p>
      <text:p text:style-name="Standard"><text:s text:c="12"/>}</text:p>
      <text:p text:style-name="Standard"><text:s text:c="8"/>}</text:p>
      <text:p text:style-name="Standard"><text:s text:c="4"/>}</text:p>
      <text:p text:style-name="Standard"><text:s text:c="4"/></text:p>
      <text:p text:style-name="Standard"><text:s text:c="4"/>public static void exibirVetor(int[] vetor) { //Aqui<text:s/>é<text:s/>onde ele terá<text:s/>a função de formatar o print final</text:p>
      <text:p text:style-name="Standard"><text:s text:c="8"/>for (int i = 0; i &lt; vetor.length; i++) {</text:p>
      <text:p text:style-name="Standard"><text:s text:c="12"/>System.out.print(vetor[i] + " ");</text:p>
      <text:p text:style-name="Standard"><text:s text:c="8"/>}</text:p>
      <text:p text:style-name="Standard"><text:s text:c="8"/></text:p>
      <text:p text:style-name="Standard"><text:s text:c="8"/>System.out.println();</text:p>
      <text:p text:style-name="Standard"><text:s text:c="4"/>} <text:s text:c="3"/></text:p>
      <text:p text:style-name="Standard">}</text:p>
      <text:p text:style-name="Standard"/>
      <text:p text:style-name="Standard"/>
      <text:p text:style-name="Standard">Bibliografias:<text:line-break/>https://www.youtube.com/watch?v=XNrx3oSzKUE&amp;feature=youtu.be<text:line-break/>https://www.ime.usp.br/~pf/algoritmos/aulas/mrgsrt.html</text:p>
      <text:p text:style-name="Standard">https://panda.ime.usp.br/panda/static/pythonds_pt/05-OrdenacaoBusca/OBubbleSort.html</text:p>
      <text:p text:style-name="Standard">http://www.universidadejava.com.br/pesquisa_ordenacao/bubble-sort/</text:p>
      <text:p text:style-name="Standard">https://www.devmedia.com.br/entendendo-o-algoritmo-bubble-sort-em-java/24812</text:p>
      <text:p text:style-name="Standard"><text:a xlink:href="https://www.cos.ufrj.br/~rfarias/cos121/aula_07.html" office:target-frame-name="_top" xlink:show="replace"><text:span text:style-name="T8">https://www.cos.ufrj.br/~rfarias/cos121/aula_07.html</text:span></text:a></text:p>
      <text:p text:style-name="Standard">https://www.youtube.com/watch?v=526edG7KsRA<text:s/></text:p>
      <text:p text:style-name="Standard"><text:a xlink:href="https://wagnergaspar.com/duvida-como-funciona-o-algoritmo-de-ordenacao-merge-sort-implementacao-em-portugol" office:target-frame-name="_top" xlink:show="replace"><text:span text:style-name="Hyperlink">https://wagnergaspar.com/duvida-como-funciona-o-algoritmo-de-ordenacao-merge-sort-implementacao-em-portugol</text:span></text:a>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style:font-name="Liberation Serif" style:font-name-asian="SimSun" fo:font-weight="bold" style:font-weight-asian="bold" style:font-weight-complex="bold" fo:font-size="18pt" style:font-size-asian="18pt" style:font-size-complex="18pt" fo:hyphenate="false"/>
    </style:style>
    <style:style style:name="Título5" style:display-name="Título 5" style:family="paragraph" style:parent-style-name="Heading" style:next-style-name="Textbody" style:default-outline-level="5">
      <style:paragraph-properties fo:margin-top="0.0833in" fo:margin-bottom="0.0416in"/>
      <style:text-properties style:font-name="Liberation Serif" style:font-name-asian="SimSun"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çãoPendente" style:display-name="Menção Pendente" style:family="text" style:parent-style-name="Fonteparág.padrão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5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ynara</meta:initial-creator>
    <dc:creator>TAYNARA TERRES DA SILVA</dc:creator>
    <meta:creation-date>2023-06-30T19:04:00Z</meta:creation-date>
    <dc:date>2023-06-30T22:09:00Z</dc:date>
    <meta:template xlink:href="Normal.dotm" xlink:type="simple"/>
    <meta:editing-cycles>3</meta:editing-cycles>
    <meta:editing-duration>PT540S</meta:editing-duration>
    <meta:document-statistic meta:page-count="8" meta:paragraph-count="27" meta:word-count="2176" meta:character-count="13901" meta:row-count="97" meta:non-whitespace-character-count="11752"/>
  </office:meta>
</office:document-meta>
</file>